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true" fo:text-align="end" style:justify-single-word="false"/>
    </style:style>
    <style:style style:name="P3" style:family="paragraph" style:parent-style-name="Heading_20_1">
      <style:text-properties officeooo:paragraph-rsid="00212043"/>
    </style:style>
    <style:style style:name="P4" style:family="paragraph" style:parent-style-name="Standard">
      <style:text-properties fo:font-size="11pt" fo:font-style="normal" fo:font-weight="normal" style:font-size-asian="11pt" style:font-style-asian="normal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font-style="normal" fo:font-weight="normal" style:font-size-asian="11pt" style:font-style-asian="normal" style:font-weight-asian="normal"/>
    </style:style>
    <style:style style:name="P6" style:family="paragraph" style:parent-style-name="Standard">
      <style:text-properties fo:font-size="11pt" fo:font-style="normal" fo:font-weight="normal" officeooo:paragraph-rsid="001c756d" style:font-size-asian="11pt" style:font-style-asian="normal" style:font-weight-asian="normal"/>
    </style:style>
    <style:style style:name="P7" style:family="paragraph" style:parent-style-name="Standard">
      <style:text-properties fo:font-size="11pt" fo:font-style="normal" fo:font-weight="normal" officeooo:paragraph-rsid="00212043" style:font-size-asian="11pt" style:font-style-asian="normal" style:font-weight-asian="normal"/>
    </style:style>
    <style:style style:name="P8" style:family="paragraph" style:parent-style-name="Standard">
      <style:text-properties fo:font-size="11pt" fo:font-style="normal" fo:font-weight="normal" officeooo:paragraph-rsid="00214086" style:font-size-asian="11pt" style:font-style-asian="normal" style:font-weight-asian="normal"/>
    </style:style>
    <style:style style:name="P9" style:family="paragraph" style:parent-style-name="Standard">
      <style:text-properties fo:font-size="11pt" fo:font-style="normal" fo:font-weight="normal" officeooo:paragraph-rsid="0027b905" style:font-size-asian="11pt" style:font-style-asian="normal" style:font-weight-asian="normal"/>
    </style:style>
    <style:style style:name="P10" style:family="paragraph" style:parent-style-name="Standard">
      <style:text-properties fo:font-size="11pt" fo:font-style="normal" fo:font-weight="normal" officeooo:paragraph-rsid="00312669" style:font-size-asian="11pt" style:font-style-asian="normal" style:font-weight-asian="normal"/>
    </style:style>
    <style:style style:name="P11" style:family="paragraph" style:parent-style-name="Standard">
      <style:text-properties fo:font-size="11pt" fo:font-style="normal" fo:font-weight="bold" style:font-size-asian="11pt" style:font-style-asian="normal" style:font-weight-asian="bold"/>
    </style:style>
    <style:style style:name="P12" style:family="paragraph" style:parent-style-name="Standard">
      <style:text-properties fo:font-size="11pt" fo:font-style="normal" fo:font-weight="bold" officeooo:paragraph-rsid="001a763d" style:font-size-asian="11pt" style:font-style-asian="normal" style:font-weight-asian="bold"/>
    </style:style>
    <style:style style:name="P13" style:family="paragraph" style:parent-style-name="Standard">
      <style:text-properties fo:font-size="11pt" fo:font-style="normal" fo:font-weight="bold" style:font-size-asian="11pt" style:font-style-asian="normal" style:font-weight-asian="bold" style:font-weight-complex="bold"/>
    </style:style>
    <style:style style:name="P14" style:family="paragraph" style:parent-style-name="Standard">
      <style:text-properties fo:font-size="11pt" fo:font-style="normal" fo:font-weight="bold" officeooo:paragraph-rsid="0025f982" style:font-size-asian="11pt" style:font-style-asian="normal" style:font-weight-asian="bold"/>
    </style:style>
    <style:style style:name="P15" style:family="paragraph" style:parent-style-name="Standard">
      <style:text-properties fo:font-size="11pt" fo:font-style="normal" fo:font-weight="bold" officeooo:paragraph-rsid="002e249a" style:font-size-asian="11pt" style:font-style-asian="normal" style:font-weight-asian="bold"/>
    </style:style>
    <style:style style:name="P16" style:family="paragraph" style:parent-style-name="Standard">
      <style:text-properties officeooo:paragraph-rsid="0018c5b4"/>
    </style:style>
    <style:style style:name="P17" style:family="paragraph" style:parent-style-name="Standard">
      <style:text-properties officeooo:paragraph-rsid="001c756d"/>
    </style:style>
    <style:style style:name="T1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T2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style:style style:name="T3" style:family="text">
      <style:text-properties fo:font-size="9pt" style:text-underline-style="none" officeooo:rsid="001a763d" style:font-size-asian="9pt" style:font-size-complex="9pt"/>
    </style:style>
    <style:style style:name="T4" style:family="text">
      <style:text-properties fo:font-size="11pt" fo:font-style="normal" fo:font-weight="normal" style:font-size-asian="11pt" style:font-style-asian="normal" style:font-weight-asian="normal" style:font-weight-complex="normal"/>
    </style:style>
    <style:style style:name="T5" style:family="text">
      <style:text-properties fo:font-size="11pt" fo:font-style="normal" fo:font-weight="normal" officeooo:rsid="0018c5b4" style:font-size-asian="11pt" style:font-style-asian="normal" style:font-weight-asian="normal" style:font-weight-complex="normal"/>
    </style:style>
    <style:style style:name="T6" style:family="text">
      <style:text-properties fo:font-size="11pt" fo:font-style="normal" fo:font-weight="normal" officeooo:rsid="001a763d" style:font-size-asian="11pt" style:font-style-asian="normal" style:font-weight-asian="normal" style:font-weight-complex="normal"/>
    </style:style>
    <style:style style:name="T7" style:family="text">
      <style:text-properties fo:font-size="11pt" fo:font-style="normal" fo:font-weight="normal" officeooo:rsid="001c756d" style:font-size-asian="11pt" style:font-style-asian="normal" style:font-weight-asian="normal" style:font-weight-complex="normal"/>
    </style:style>
    <style:style style:name="T8" style:family="text">
      <style:text-properties fo:font-size="11pt" fo:font-style="normal" fo:font-weight="bold" style:font-size-asian="11pt" style:font-style-asian="normal" style:font-weight-asian="bold"/>
    </style:style>
    <style:style style:name="T9" style:family="text">
      <style:text-properties fo:font-size="11pt" fo:font-style="normal" fo:font-weight="bold" officeooo:rsid="001a763d" style:font-size-asian="11pt" style:font-style-asian="normal" style:font-weight-asian="bold" style:font-weight-complex="normal"/>
    </style:style>
    <style:style style:name="T10" style:family="text">
      <style:text-properties fo:font-size="11pt" fo:font-style="normal" fo:font-weight="bold" officeooo:rsid="001c756d" style:font-size-asian="11pt" style:font-style-asian="normal" style:font-weight-asian="bold" style:font-weight-complex="normal"/>
    </style:style>
    <style:style style:name="T11" style:family="text">
      <style:text-properties officeooo:rsid="001a763d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officeooo:rsid="001a763d" style:font-weight-asian="normal"/>
    </style:style>
    <style:style style:name="T14" style:family="text">
      <style:text-properties fo:font-weight="normal" officeooo:rsid="0025f982" style:font-weight-asian="normal"/>
    </style:style>
    <style:style style:name="T15" style:family="text">
      <style:text-properties fo:font-weight="normal" officeooo:rsid="0026143d" style:font-weight-asian="normal"/>
    </style:style>
    <style:style style:name="T16" style:family="text">
      <style:text-properties fo:font-weight="normal" officeooo:rsid="002d686c" style:font-weight-asian="normal"/>
    </style:style>
    <style:style style:name="T17" style:family="text">
      <style:text-properties fo:font-weight="normal" officeooo:rsid="002e249a" style:font-weight-asian="normal"/>
    </style:style>
    <style:style style:name="T18" style:family="text">
      <style:text-properties officeooo:rsid="00212043"/>
    </style:style>
    <style:style style:name="T19" style:family="text">
      <style:text-properties officeooo:rsid="00229644"/>
    </style:style>
    <style:style style:name="T20" style:family="text">
      <style:text-properties officeooo:rsid="002462ed"/>
    </style:style>
    <style:style style:name="T21" style:family="text">
      <style:text-properties officeooo:rsid="0025f982"/>
    </style:style>
    <style:style style:name="T22" style:family="text">
      <style:text-properties officeooo:rsid="0026143d"/>
    </style:style>
    <style:style style:name="T23" style:family="text">
      <style:text-properties officeooo:rsid="0025f982" style:font-weight-complex="bold"/>
    </style:style>
    <style:style style:name="T24" style:family="text">
      <style:text-properties officeooo:rsid="00288c47"/>
    </style:style>
    <style:style style:name="T25" style:family="text">
      <style:text-properties officeooo:rsid="002999c7"/>
    </style:style>
    <style:style style:name="T26" style:family="text">
      <style:text-properties officeooo:rsid="002ac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rjeet Singh <text:s text:c="12"/><text:span text:style-name="T1">Email: gurjeet@singh.im | Phone: +1-234-567-9313</text:span></text:p>
      <text:p text:style-name="P2"><text:span text:style-name="T1">Detailed resume: </text:span><text:a xlink:type="simple" xlink:href="http://gurjeet.singh.im/resume" text:style-name="Internet_20_link" text:visited-style-name="Visited_20_Internet_20_Link"><text:span text:style-name="Internet_20_link"><text:span text:style-name="T2">gurjeet.singh.im/resume</text:span></text:span></text:a></text:p>
      <text:h text:style-name="P1" text:outline-level="1">Professional Summary</text:h>
      <text:p text:style-name="P4">Seasoned Software Architect and Database Architect with over 20 years of experience specializing in database internals, distributed systems, and cloud-native architectures. Expert in C and Go programming languages, with deep proficiency in PostgreSQL internals, Docker, Kubernetes, and major cloud platforms including AWS, Azure, and GCP. Recognized contributions to the PostgreSQL open-source community and a proven leader in designing scalable, high-performance systems.</text:p>
      <text:h text:style-name="Heading_20_1" text:outline-level="1">Core Competencies</text:h>
      <text:p text:style-name="P4">Programming Languages: C, Go, C++, Java, JavaScript, TypeScript, Shell Scripting</text:p>
      <text:p text:style-name="P4">Databases: PostgreSQL, Oracle, MS-SQL Server, Sybase, SQLite</text:p>
      <text:p text:style-name="P4">Operating Systems: Linux, Windows, Sun Solaris</text:p>
      <text:p text:style-name="P4">Cloud &amp; Containerization: AWS, Azure, GCP, Docker, Kubernetes</text:p>
      <text:p text:style-name="P4">Web Technologies: Node.js, AngularJS, REST APIs, Microservices, XML, HTML, PHP</text:p>
      <text:p text:style-name="P4">Methodologies: Scrum (Certified Scrum Master)</text:p>
      <text:h text:style-name="Heading_20_1" text:outline-level="1">Professional Experience</text:h>
      <text:p text:style-name="P16"><text:span text:style-name="T8">Amazon Web Services (AWS)</text:span><text:span text:style-name="T4">, 2015, <text:s/>2022, Senior Software Engineer</text:span></text:p>
      <text:p text:style-name="P8">Developed the transaction logging system for Amazon Aurora PostgreSQL. <text:span text:style-name="T18">Modified PostgreSQL to make </text:span><text:span text:style-name="T26">it </text:span><text:span text:style-name="T18">work with Aurora Distributed Storage, instead of local storage.</text:span></text:p>
      <text:p text:style-name="P16"><text:span text:style-name="T8">GE Digital</text:span><text:span text:style-name="T4">, 2016, Software Architect</text:span></text:p>
      <text:p text:style-name="P4">Architected, developed, owned, and operated Postgres-as-a-Service <text:span text:style-name="T19">on GE’s </text:span>Predix Platform, <text:span text:style-name="T19">on AWS </text:span>as well as Kubernetes.</text:p>
      <text:p text:style-name="Standard"><text:span text:style-name="T8">EnterpriseDB</text:span><text:span text:style-name="T4">, 2006, </text:span><text:span text:style-name="T5">Database Architect</text:span></text:p>
      <text:p text:style-name="P9"><text:span text:style-name="T20">Architected and developed Postgres projects like </text:span>Index Advisor <text:span text:style-name="T20">and </text:span>Query Optimizer Hints. </text:p>
      <text:p text:style-name="P10"><text:span text:style-name="T20">Co-lead Postgres Plus Cloud Database Platform’</text:span><text:span text:style-name="T24">s architecture and development</text:span><text:span text:style-name="T20">.</text:span></text:p>
      <text:p text:style-name="P10"><text:span text:style-name="T20">Architected and developed Alerting </text:span><text:span text:style-name="T25">S</text:span><text:span text:style-name="T20">ubsystem in Postgres Enterprise Manager.</text:span></text:p>
      <text:p text:style-name="P4"><text:span text:style-name="T4"/></text:p>
      <text:p text:style-name="P4"><text:soft-page-break/><text:span text:style-name="T4"/></text:p>
      <text:p text:style-name="P17"><text:span text:style-name="T10">CommVault Systems</text:span><text:span text:style-name="T4">, 2005, Software Engineer</text:span></text:p>
      <text:p text:style-name="P6">Develop and bug-fix the Report Generation Server in C++, which interacts with MS-SQL Server for its data storage needs.</text:p>
      <text:p text:style-name="P17"><text:span text:style-name="T9">Vaman Technologies</text:span><text:span text:style-name="T4">, </text:span><text:span text:style-name="T6">2001</text:span><text:span text:style-name="T4">, </text:span><text:span text:style-name="T6">Junior </text:span><text:span text:style-name="T4">Software Engineer</text:span></text:p>
      <text:p text:style-name="P15"><text:span text:style-name="T12">Worked on various components of </text:span><text:span text:style-name="T16">flagship</text:span><text:span text:style-name="T12"> RDBMS, including Query Parser, </text:span><text:span text:style-name="T13">PL/SQL compatibility</text:span><text:span text:style-name="T12">, OS-independent kernel, the OS abstraction layer, </text:span><text:span text:style-name="T17">and TPC-C benchmarking</text:span><text:span text:style-name="T12">.</text:span></text:p>
      <text:p text:style-name="P12">Other Roles</text:p>
      <text:p text:style-name="P7">Held various software engineering positions focusing on database internals and system software development. <text:span text:style-name="T11">Please see detailed resume for more </text:span><text:a xlink:type="simple" xlink:href="http://gurjeet.singh.im/resume" text:style-name="Internet_20_link" text:visited-style-name="Visited_20_Internet_20_Link"><text:span text:style-name="Internet_20_link"><text:span text:style-name="T3">gurjeet.singh.im/resume</text:span></text:span></text:a></text:p>
      <text:h text:style-name="P3" text:outline-level="1">Open Source Contributions</text:h>
      <text:p text:style-name="P13">PostgreSQL</text:p>
      <text:p text:style-name="P4">• Identified and fixed security vulnerability CVE-2009-4136.</text:p>
      <text:p text:style-name="P4">• Implemented features such as replacing primary key indexes, enhancing Linux OOM Killer interaction, and adding the `\ir` command in `psql`.</text:p>
      <text:p text:style-name="P4">• Resolved Windows-specific race conditions in the logging subsystem.</text:p>
      <text:p text:style-name="P4">• PostgreSQL Ecosystem Tools: Developed extensions and tools including Index Advisor, Postgres Hibernator, DBYardstick, and pg_plan_guarantee.</text:p>
      <text:p text:style-name="P14"><text:span text:style-name="T23">Docker: </text:span><text:span text:style-name="T12">Creator of </text:span><text:span text:style-name="T15">initial </text:span><text:span text:style-name="T12">ZFS File System driver for Docker containers.</text:span></text:p>
      <text:p text:style-name="P14"><text:span text:style-name="T23">NixOS: </text:span><text:span text:style-name="T12">Creator of </text:span><text:span text:style-name="T14">vim-darwin package</text:span><text:span text:style-name="T12">.</text:span></text:p>
      <text:h text:style-name="Heading_20_1" text:outline-level="1">Education &amp; Certifications</text:h>
      <text:p text:style-name="P11">Certified Scrum Master</text:p>
      <text:p text:style-name="P4">Scrum Alliance, January 2015</text:p>
      <text:p text:style-name="P11">Post Graduate Diploma in Advanced Computing</text:p>
      <text:p text:style-name="P4">C-DAC, February 2001 – July 2001</text:p>
      <text:p text:style-name="P11">Bachelor of Engineering</text:p>
      <text:p text:style-name="P5">Gulbarga University, India, 1996 – 2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Tahoma" style:font-family-asian="Tahoma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Tahoma" style:font-family-asian="Tahom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Tahoma" style:font-family-asian="Tahoma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Tahoma" style:font-family-asian="Tahoma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Tahoma" style:font-family-asian="Tahom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Tahoma" style:font-family-asian="Tahoma" style:font-family-generic-asian="system" style:font-pitch-asian="variable" style:font-size-asian="10pt" style:language-asian="en" style:country-asian="US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1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Tahoma" style:font-family-asian="Tahom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Tahoma" style:font-family-asian="Tahom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Tahoma" style:font-family-asian="Tahoma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n-US</dc:language>
    <dc:date>2025-04-14T19:04:11.377337884</dc:date>
    <meta:editing-cycles>37</meta:editing-cycles>
    <meta:editing-duration>P1DT22H46M59S</meta:editing-duration>
    <meta:generator>LibreOffice/24.2.3.2$MacOSX_AARCH64 LibreOffice_project/433d9c2ded56988e8a90e6b2e771ee4e6a5ab2ba</meta:generator>
    <meta:print-date>2025-04-14T19:02:14.281162307</meta:print-date>
    <meta:printed-by>PDF files</meta:printed-by>
    <meta:document-statistic meta:table-count="0" meta:image-count="0" meta:object-count="0" meta:page-count="2" meta:paragraph-count="41" meta:word-count="385" meta:character-count="3006" meta:non-whitespace-character-count="2646"/>
    <meta:user-defined meta:name="AppVersion">15.0000</meta:user-defined>
    <meta:template xlink:type="simple" xlink:actuate="onRequest" xlink:title="Normal.dotm" xlink:href=""/>
  </office:meta>
</office:document-meta>
</file>